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d57e" officeooo:paragraph-rsid="001ed57e"/>
    </style:style>
    <style:style style:name="T1" style:family="text">
      <style:text-properties officeooo:rsid="001f4e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vrdude -c usbasp -p m328p -U lfuse:r:low_fuse_val.hex:h -U hfuse:r:high_fuse_val.hex:h</text:p>
      <text:p text:style-name="P1">avrdude -c usbasp -p m328p -U lfuse:w:0xFF:<text:span text:style-name="T1">m</text:span> -U hfuse:w:0xD6:<text:span text:style-name="T1">m -U efuse:w:0xFD: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8:44:05.886478177</meta:creation-date>
    <dc:date>2018-10-19T18:47:03.070310763</dc:date>
    <meta:editing-duration>PT2M5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20" meta:character-count="167" meta:non-whitespace-character-count="149"/>
  </office:meta>
</office:document-meta>
</file>